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0700000052BB40064F.png"/>
  <manifest:file-entry manifest:media-type="image/jpeg" manifest:full-path="Pictures/1000000000000289000000A48FA8FE0F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ambria1" svg:font-family="Cambria" style:font-family-generic="roman"/>
    <style:font-face style:name="Ubuntu" svg:font-family="Ubuntu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4924in" table:align="left" style:writing-mode="lr-tb"/>
    </style:style>
    <style:style style:name="Table1.A" style:family="table-column">
      <style:table-column-properties style:column-width="2.8792in"/>
    </style:style>
    <style:style style:name="Table1.B" style:family="table-column">
      <style:table-column-properties style:column-width="0.6549in"/>
    </style:style>
    <style:style style:name="Table1.C" style:family="table-column">
      <style:table-column-properties style:column-width="0.6938in"/>
    </style:style>
    <style:style style:name="Table1.D" style:family="table-column">
      <style:table-column-properties style:column-width="0.6847in"/>
    </style:style>
    <style:style style:name="Table1.E" style:family="table-column">
      <style:table-column-properties style:column-width="0.6083in"/>
    </style:style>
    <style:style style:name="Table1.F" style:family="table-column">
      <style:table-column-properties style:column-width="0.6556in"/>
    </style:style>
    <style:style style:name="Table1.H" style:family="table-column">
      <style:table-column-properties style:column-width="0.6604in"/>
    </style:style>
    <style:style style:name="Table1.A1" style:family="table-cell">
      <style:table-cell-properties fo:background-color="transparent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1.H1" style:family="table-cell">
      <style:table-cell-properties fo:background-color="transparent" fo:padding="0in" fo:border="0.0007in solid #000000">
        <style:background-image/>
      </style:table-cell-properties>
    </style:style>
    <style:style style:name="Table1.A2" style:family="table-cell" style:data-style-name="N100">
      <style:table-cell-properties fo:background-color="transparent" fo:padding="0in" fo:border-left="0.0007in solid #000000" fo:border-right="none" fo:border-top="none" fo:border-bottom="0.0007in solid #000000">
        <style:background-image/>
      </style:table-cell-properties>
    </style:style>
    <style:style style:name="Table1.H2" style:family="table-cell" style:data-style-name="N100">
      <style:table-cell-properties fo:background-color="transparent" fo:padding="0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4.9898in"/>
          <style:tab-stop style:position="7.452in" style:type="right"/>
        </style:tab-stops>
      </style:paragraph-properties>
      <style:text-properties style:font-name="Cambria1" fo:font-size="8pt" style:font-size-asian="8pt" style:font-size-complex="8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8pt" style:text-underline-style="none" fo:font-weight="bold" style:font-size-asian="8pt" style:font-weight-asian="bold" style:font-size-complex="8pt"/>
    </style:style>
    <style:style style:name="P3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8pt" style:text-underline-style="none" fo:font-weight="bold" style:font-size-asian="8pt" style:font-weight-asian="bold" style:font-size-complex="8pt"/>
    </style:style>
    <style:style style:name="P4" style:family="paragraph" style:parent-style-name="Standard">
      <style:paragraph-properties>
        <style:tab-stops>
          <style:tab-stop style:position="6.2291in" style:type="center"/>
        </style:tab-stops>
      </style:paragraph-properties>
      <style:text-properties style:font-name="Cambria" fo:font-size="8pt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Cambria" fo:font-size="9pt" style:text-underline-style="none" fo:font-weight="bold" style:font-size-asian="9pt" style:font-weight-asian="bold" style:font-size-complex="9pt"/>
    </style:style>
    <style:style style:name="P6" style:family="paragraph" style:parent-style-name="Standard">
      <style:text-properties style:font-name="Cambria" fo:font-size="4pt" style:text-underline-style="none" fo:font-weight="bold" style:font-size-asian="4pt" style:font-weight-asian="bold" style:font-size-complex="4pt"/>
    </style:style>
    <style:style style:name="P7" style:family="paragraph" style:parent-style-name="Standard">
      <style:paragraph-properties fo:text-align="center" style:justify-single-word="false">
        <style:tab-stops>
          <style:tab-stop style:position="0in" style:type="center"/>
          <style:tab-stop style:position="7.3854in" style:type="right"/>
        </style:tab-stops>
      </style:paragraph-properties>
      <style:text-properties style:font-name="Cambria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8" style:family="paragraph" style:parent-style-name="Standard">
      <style:paragraph-properties fo:text-align="start" style:justify-single-word="false"/>
      <style:text-properties style:text-underline-style="none"/>
    </style:style>
    <style:style style:name="P9" style:family="paragraph" style:parent-style-name="Standard">
      <style:text-properties fo:font-size="8pt" style:text-underline-style="none" style:font-size-asian="8pt" style:font-size-complex="8pt"/>
    </style:style>
    <style:style style:name="P10" style:family="paragraph" style:parent-style-name="Standard">
      <style:paragraph-properties>
        <style:tab-stops>
          <style:tab-stop style:position="6.2291in" style:type="center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Cambria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mbria" fo:font-size="8pt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Cambria" fo:font-size="8pt" style:font-size-asian="8pt" style:font-size-complex="8pt"/>
    </style:style>
    <style:style style:name="P14" style:family="paragraph" style:parent-style-name="Standard">
      <style:paragraph-properties fo:margin-left="0.4984in" fo:margin-right="0in" fo:text-align="start" style:justify-single-word="false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8pt" style:text-underline-style="none" fo:font-weight="normal" style:font-size-asian="8pt" style:font-weight-asian="normal" style:font-size-complex="8pt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8pt" style:text-underline-style="none" fo:font-weight="bold" style:font-size-asian="8pt" style:font-weight-asian="bold" style:font-size-complex="8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84in"/>
          <style:tab-stop style:position="2.989in"/>
        </style:tab-stops>
      </style:paragraph-properties>
      <style:text-properties style:font-name="Cambria" fo:font-size="8pt" style:text-underline-style="none" fo:font-weight="bold" style:font-size-asian="8pt" style:font-weight-asian="bold" style:font-size-complex="8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2.2256in" style:type="center"/>
          <style:tab-stop style:position="4.9717in"/>
        </style:tab-stops>
      </style:paragraph-properties>
      <style:text-properties style:font-name="Cambria" fo:font-size="8pt" style:text-underline-style="none" fo:font-weight="bold" style:font-size-asian="8pt" style:font-weight-asian="bold" style:font-size-complex="8pt" style:font-weight-complex="bold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fo:break-before="pag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8pt" style:text-underline-style="none" fo:font-weight="bold" style:font-size-asian="8pt" style:font-weight-asian="bold" style:font-size-complex="8pt"/>
    </style:style>
    <style:style style:name="P20" style:family="paragraph" style:parent-style-name="Standard" style:master-page-name="Standard">
      <style:paragraph-properties style:page-number="auto"/>
      <style:text-properties fo:font-size="2pt" style:font-size-asian="2pt" style:font-size-complex="2pt"/>
    </style:style>
    <style:style style:name="P21" style:family="paragraph" style:parent-style-name="Standard">
      <style:paragraph-properties>
        <style:tab-stops>
          <style:tab-stop style:position="6.2291in" style:type="center"/>
        </style:tab-stops>
      </style:paragraph-properties>
      <style:text-properties style:font-name="Cambria" fo:font-size="8pt" fo:font-weight="normal" style:font-size-asian="8pt" style:font-weight-asian="normal" style:font-size-complex="8pt"/>
    </style:style>
    <style:style style:name="P22" style:family="paragraph" style:parent-style-name="Standard">
      <style:paragraph-properties fo:text-align="center" style:justify-single-word="false"/>
      <style:text-properties style:font-name="Cambria" fo:font-size="8pt" style:text-underline-style="none" style:font-size-asian="8pt" style:font-size-complex="8pt"/>
    </style:style>
    <style:style style:name="P23" style:family="paragraph" style:parent-style-name="Standard">
      <style:text-properties style:font-name="Cambria" fo:font-size="3pt" style:text-underline-style="none" fo:font-weight="bold" style:font-size-asian="2.59999990463257pt" style:font-weight-asian="bold" style:font-size-complex="3pt"/>
    </style:style>
    <style:style style:name="P24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3pt" style:text-underline-style="none" fo:font-weight="bold" style:font-size-asian="2.59999990463257pt" style:font-weight-asian="bold" style:font-size-complex="3pt"/>
    </style:style>
    <style:style style:name="P25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3pt" style:text-underline-style="solid" style:text-underline-width="auto" style:text-underline-color="font-color" fo:font-weight="bold" style:font-size-asian="2.59999990463257pt" style:font-weight-asian="bold" style:font-size-complex="3pt"/>
    </style:style>
    <style:style style:name="P26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="Cambria"/>
    </style:style>
    <style:style style:name="T4" style:family="text">
      <style:text-properties style:font-name="Cambria" fo:font-size="8pt" fo:font-weight="bold" style:font-size-asian="8pt" style:font-weight-asian="bold" style:font-size-complex="8pt"/>
    </style:style>
    <style:style style:name="T5" style:family="text">
      <style:text-properties style:font-name="Cambria" fo:font-weight="bold" style:font-weight-asian="bold"/>
    </style:style>
    <style:style style:name="T6" style:family="text">
      <style:text-properties fo:font-weight="bold" style:font-weight-asian="bold"/>
    </style:style>
    <style:style style:name="T7" style:family="text">
      <style:text-properties style:text-position="super 58%"/>
    </style:style>
    <style:style style:name="T8" style:family="text">
      <style:text-properties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1598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tudent">
        <text:p text:style-name="P20"><office:annotation><dc:creator>David Burke</dc:creator><dc:date>2011-01-03T18:48:24</dc:date><text:p text:style-name="P26"><text:span text:style-name="T10">do section for student in students</text:span></text:p></office:annotation></text:p>
        <text:p text:style-name="P7">OFFICIAL TRANSCRIPT</text:p>
        <text:p text:style-name="P10"><text:span text:style-name="T3">STUDENT: <text:s/></text:span><text:span text:style-name="T3"><text:conditional-text text:condition="ooow:True" text:string-value-if-true="&quot;student&quot;" text:string-value-if-false="">student</text:conditional-text></text:span><text:span text:style-name="T3"><text:tab/>CRISTO REY NEW YORK HIGH SCHOOL</text:span></text:p>
        <text:p text:style-name="P4">PAR/GUAR: <text:s/><text:conditional-text text:condition="ooow:True" text:string-value-if-true="student.parent_guardian" text:string-value-if-false="">student.parent_guardian</text:conditional-text><text:tab/>112 East 106<text:span text:style-name="T7">th</text:span> Street </text:p>
        <text:p text:style-name="P4">ADDRESS: <text:s/><text:conditional-text text:condition="ooow:True" text:string-value-if-true="&quot;student.street&quot;" text:string-value-if-false="">student.street</text:conditional-text><text:tab/>New York, NY 10029</text:p>
        <text:p text:style-name="P4">CITY: <text:s/><text:conditional-text text:condition="ooow:True" text:string-value-if-true="&quot;student.city&quot;" text:string-value-if-false="">student.city</text:conditional-text>, STATE: <text:s/><text:conditional-text text:condition="ooow:True" text:string-value-if-true="&quot;student.state&quot;" text:string-value-if-false="">student.state</text:conditional-text> ZIP: <text:s text:c="2"/><text:conditional-text text:condition="ooow:True" text:string-value-if-true="&quot;student.zip&quot;" text:string-value-if-false="">student.zip</text:conditional-text><text:tab/>Phone: (212)996-7000 <text:s text:c="2"/>Fax: (212)427-7444 </text:p>
        <text:p text:style-name="P21"><text:span text:style-name="T8">PHONE: <text:s/></text:span><text:span text:style-name="T8"><text:conditional-text text:condition="ooow:True" text:string-value-if-true="student.phone" text:string-value-if-false="">student.phone</text:conditional-text></text:span><text:span text:style-name="T8"> <text:s/>SEX: <text:s text:c="2"/></text:span><text:span text:style-name="T8"><text:conditional-text text:condition="ooow:True" text:string-value-if-true="student.sex" text:string-value-if-false="">student.sex</text:conditional-text></text:span><text:span text:style-name="T8"> <text:s/>DOB: </text:span><text:span text:style-name="T8"><text:conditional-text text:condition="ooow:True" text:string-value-if-true="student.bday" text:string-value-if-false="">student.bday</text:conditional-text></text:span><text:span text:style-name="T8"><text:tab/>William P. Ford, Principal</text:span></text:p>
        <text:p text:style-name="P9"><text:span text:style-name="T5">Anticipated Graduation Date: </text:span><text:span text:style-name="T5"><text:conditional-text text:condition="ooow:True" text:string-value-if-true="student.grad_date" text:string-value-if-false="">student.grad_date</text:conditional-text></text:span></text:p>
        <text:section text:style-name="Sect1" text:name="year">
          <text:p text:style-name="P6"><office:annotation><dc:creator>David Burke</dc:creator><dc:date>2011-02-15T17:59:44</dc:date><text:p text:style-name="P27"><text:span text:style-name="T10">do section for year in student.years</text:span></text:p></office:annotation></text:p>
          <text:p text:style-name="P5"><text:conditional-text text:condition="ooow:True" text:string-value-if-true="&quot;year&quot;" text:string-value-if-false="">year</text:conditional-text></text:p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column table:style-name="Table1.F" table:number-columns-repeated="2"/>
            <table:table-column table:style-name="Table1.H"/>
            <table:table-row>
              <table:table-cell table:style-name="Table1.A1" office:value-type="string">
                <text:p text:style-name="P11">COURSE</text:p>
              </table:table-cell>
              <table:table-cell table:style-name="Table1.A1" office:value-type="string">
                <text:p text:style-name="P11">LEVEL</text:p>
              </table:table-cell>
              <table:table-cell table:style-name="Table1.A1" office:value-type="string">
                <text:p text:style-name="P11"><text:conditional-text text:condition="ooow:True" text:string-value-if-true="&quot;year.mp1&quot;" text:string-value-if-false="">year.mp1</text:conditional-text></text:p>
              </table:table-cell>
              <table:table-cell table:style-name="Table1.A1" office:value-type="string">
                <text:p text:style-name="P11"><text:conditional-text text:condition="ooow:True" text:string-value-if-true="&quot;year.mp2&quot;" text:string-value-if-false="">year.mp2</text:conditional-text></text:p>
              </table:table-cell>
              <table:table-cell table:style-name="Table1.A1" office:value-type="string">
                <text:p text:style-name="P11"><text:conditional-text text:condition="ooow:True" text:string-value-if-true="&quot;year.mp3&quot;" text:string-value-if-false="">year.mp3</text:conditional-text></text:p>
              </table:table-cell>
              <table:table-cell table:style-name="Table1.A1" office:value-type="string">
                <text:p text:style-name="P11"><text:conditional-text text:condition="ooow:True" text:string-value-if-true="&quot;year.mp4&quot;" text:string-value-if-false="">year.mp4</text:conditional-text></text:p>
              </table:table-cell>
              <table:table-cell table:style-name="Table1.A1" office:value-type="string">
                <text:p text:style-name="P11">FINAL</text:p>
              </table:table-cell>
              <table:table-cell table:style-name="Table1.H1" office:value-type="string">
                <text:p text:style-name="P11">CREDIT</text:p>
              </table:table-cell>
            </table:table-row>
            <table:table-row>
              <table:table-cell table:style-name="Table1.A2" office:value-type="float" office:value="0">
                <text:p text:style-name="P13"><office:annotation><dc:creator>David Burke</dc:creator><dc:date>2011-02-15T18:08:31</dc:date><text:p text:style-name="P27"><text:span text:style-name="T10">do row for course in year.courses</text:span></text:p></office:annotation><text:conditional-text text:condition="ooow:True" text:string-value-if-true="&quot;course.description&quot;" text:string-value-if-false="">course.description</text:conditional-text></text:p>
              </table:table-cell>
              <table:table-cell table:style-name="Table1.A2" office:value-type="float" office:value="0">
                <text:p text:style-name="P12"><text:conditional-text text:condition="ooow:True" text:string-value-if-true="&quot;course.level&quot;" text:string-value-if-false="">course.level</text:conditional-text></text:p>
              </table:table-cell>
              <table:table-cell table:style-name="Table1.A2" office:value-type="float" office:value="0">
                <text:p text:style-name="P12"><text:conditional-text text:condition="ooow:True" text:string-value-if-true="&quot;str(course.grade1)&quot;" text:string-value-if-false="">str(course.grade1)</text:conditional-text></text:p>
              </table:table-cell>
              <table:table-cell table:style-name="Table1.A2" office:value-type="float" office:value="0">
                <text:p text:style-name="P12"><text:conditional-text text:condition="ooow:True" text:string-value-if-true="&quot;course.grade2&quot;" text:string-value-if-false="">course.grade2</text:conditional-text></text:p>
              </table:table-cell>
              <table:table-cell table:style-name="Table1.A2" office:value-type="float" office:value="0">
                <text:p text:style-name="P12"><text:conditional-text text:condition="ooow:True" text:string-value-if-true="&quot;course.grade3&quot;" text:string-value-if-false="">course.grade3</text:conditional-text></text:p>
              </table:table-cell>
              <table:table-cell table:style-name="Table1.A2" office:value-type="float" office:value="0">
                <text:p text:style-name="P12"><text:conditional-text text:condition="ooow:True" text:string-value-if-true="&quot;course.grade4&quot;" text:string-value-if-false="">course.grade4</text:conditional-text></text:p>
              </table:table-cell>
              <table:table-cell table:style-name="Table1.A2" office:value-type="float" office:value="0">
                <text:p text:style-name="P12"><text:conditional-text text:condition="ooow:True" text:string-value-if-true="&quot;course.final&quot;" text:string-value-if-false="">course.final</text:conditional-text></text:p>
              </table:table-cell>
              <table:table-cell table:style-name="Table1.H2" office:value-type="float" office:value="0">
                <text:p text:style-name="P12"><text:conditional-text text:condition="ooow:True" text:string-value-if-true="&quot;course.credits&quot;" text:string-value-if-false="">course.credits</text:conditional-text></text:p>
              </table:table-cell>
            </table:table-row>
            <table:table-row>
              <table:table-cell table:style-name="Table1.A2">
                <text:p text:style-name="P13"/>
              </table:table-cell>
              <table:table-cell table:style-name="Table1.A2" office:value-type="float" office:value="0">
                <text:p text:style-name="P12">Average</text:p>
              </table:table-cell>
              <table:table-cell table:style-name="Table1.A2" office:value-type="float" office:value="0">
                <text:p text:style-name="P11"><text:conditional-text text:condition="ooow:True" text:string-value-if-true="&quot;year.mp1ave&quot;" text:string-value-if-false="">year.mp1ave</text:conditional-text></text:p>
              </table:table-cell>
              <table:table-cell table:style-name="Table1.A2" office:value-type="float" office:value="0">
                <text:p text:style-name="P11"><text:conditional-text text:condition="ooow:True" text:string-value-if-true="&quot;year.mp2ave&quot;" text:string-value-if-false="">year.mp2ave</text:conditional-text></text:p>
              </table:table-cell>
              <table:table-cell table:style-name="Table1.A2" office:value-type="float" office:value="0">
                <text:p text:style-name="P11"><text:conditional-text text:condition="ooow:True" text:string-value-if-true="&quot;year.mp3ave&quot;" text:string-value-if-false="">year.mp3ave</text:conditional-text></text:p>
              </table:table-cell>
              <table:table-cell table:style-name="Table1.A2" office:value-type="float" office:value="0">
                <text:p text:style-name="P11"><text:conditional-text text:condition="ooow:True" text:string-value-if-true="&quot;year.mp4ave&quot;" text:string-value-if-false="">year.mp4ave</text:conditional-text></text:p>
              </table:table-cell>
              <table:table-cell table:style-name="Table1.A2" office:value-type="float" office:value="0">
                <text:p text:style-name="P11"><text:conditional-text text:condition="ooow:True" text:string-value-if-true="&quot;year.ave&quot;" text:string-value-if-false="">year.ave</text:conditional-text></text:p>
              </table:table-cell>
              <table:table-cell table:style-name="Table1.H2" office:value-type="float" office:value="0">
                <text:p text:style-name="P11"><text:conditional-text text:condition="ooow:True" text:string-value-if-true="&quot;year.credits&quot;" text:string-value-if-false="">year.credits</text:conditional-text></text:p>
              </table:table-cell>
            </table:table-row>
          </table:table>
          <text:p text:style-name="P8"><text:span text:style-name="T4">MEMB: </text:span><text:span text:style-name="T4"><text:conditional-text text:condition="ooow:True" text:string-value-if-true="&quot;year.total_days&quot;" text:string-value-if-false="">year.total_days</text:conditional-text></text:span><text:span text:style-name="T4"> ABS: </text:span><text:span text:style-name="T4"><text:conditional-text text:condition="ooow:True" text:string-value-if-true="&quot;year.absent&quot;" text:string-value-if-false="">year.absent</text:conditional-text></text:span><text:span text:style-name="T4"> TAR: </text:span><text:span text:style-name="T4"><text:conditional-text text:condition="ooow:True" text:string-value-if-true="&quot;year.tardy&quot;" text:string-value-if-false="">year.tardy</text:conditional-text></text:span><text:span text:style-name="T4"> DIS: </text:span><text:span text:style-name="T4"><text:conditional-text text:condition="ooow:True" text:string-value-if-true="&quot;year.dismissed&quot;" text:string-value-if-false="">year.dismissed</text:conditional-text></text:span></text:p>
        </text:section>
        <text:p text:style-name="P23"/>
        <text:p text:style-name="P22"><text:span text:style-name="T6">ACADEMIC STANDING: </text:span><text:span text:style-name="T6"><text:conditional-text text:condition="ooow:True" text:string-value-if-true="&quot;student.gpa&quot;" text:string-value-if-false="">student.gpa</text:conditional-text></text:span></text:p>
        <text:p text:style-name="P25"/>
        <text:p text:style-name="P3"><text:conditional-text text:condition="ooow:True" text:string-value-if-true="&quot;student.departments_text&quot;" text:string-value-if-false="">student.departments_text</text:conditional-text></text:p>
        <text:p text:style-name="P24"/>
        <text:p text:style-name="P2">NOTES: For the school year 2010-2011 we switched from quarterly to a trimester system <text:s/>of <text:s/>grading .</text:p>
        <text:p text:style-name="P14"><text:span text:style-name="T8"><office:annotation><dc:creator>David Burke</dc:creator><dc:date>2011-02-15T18:23:47</dc:date><text:p text:style-name="P27"><text:span text:style-name="T10">do text for note in student.transcriptnote_set.all()</text:span></text:p></office:annotation></text:span><text:span text:style-name="T8"><text:conditional-text text:condition="ooow:True" text:string-value-if-true="&quot;note&quot;" text:string-value-if-false="">note</text:conditional-text></text:span><text:span text:style-name="T8"> </text:span></text:p>
        <text:section text:style-name="Sect1" text:name="standard test">
          <text:p text:style-name="P15"><office:annotation><dc:creator>David Burke</dc:creator><dc:date>2011-03-18T11:50:40</dc:date><text:p text:style-name="P27"><text:span text:style-name="T10">do section if student.tests</text:span></text:p></office:annotation></text:p>
          <text:p text:style-name="P19"/>
          <text:p text:style-name="P15"/>
          <text:p text:style-name="P15">STANDARDIZED TEST</text:p>
          <text:p text:style-name="P15"/>
          <text:p text:style-name="P15"><office:annotation><dc:creator>David Burke</dc:creator><dc:date>2011-04-01T11:02:27</dc:date><text:p text:style-name="P27"><text:span text:style-name="T10">do text for test in student.highest_tests</text:span></text:p></office:annotation><text:conditional-text text:condition="ooow:True" text:string-value-if-true="&quot;test.name&quot;" text:string-value-if-false="">test.name</text:conditional-text>: <text:conditional-text text:condition="ooow:True" text:string-value-if-true="&quot;test.total&quot;" text:string-value-if-false="">test.total</text:conditional-text></text:p>
          <text:p text:style-name="P18"/>
          <text:section text:style-name="Sect1" text:name="each standard test">
            <text:p text:style-name="P16"><office:annotation><dc:creator>David Burke</dc:creator><dc:date>2011-02-18T15:01:25</dc:date><text:p text:style-name="P27"><text:span text:style-name="T10">do section for test in student.tests</text:span></text:p></office:annotation><text:conditional-text text:condition="ooow:True" text:string-value-if-true="&quot;test.test&quot;" text:string-value-if-false="">test.test</text:conditional-text><text:span text:style-name="T9"><text:tab/></text:span><text:span text:style-name="T9"><text:conditional-text text:condition="ooow:True" text:string-value-if-true="&quot;test.date&quot;" text:string-value-if-false="">test.date</text:conditional-text></text:span></text:p>
            <text:p text:style-name="P17"><text:span text:style-name="T9"><text:tab/></text:span><text:span text:style-name="T9"><text:conditional-text text:condition="ooow:True" text:string-value-if-true="&quot;test.categories&quot;" text:string-value-if-false="">test.categories</text:conditional-text></text:span><text:span text:style-name="T9"><text:tab/></text:span><text:span text:style-name="T9"><office:annotation><dc:creator>David Burke</dc:creator><dc:date>2011-04-01T11:03:45</dc:date><text:p text:style-name="P27"><text:span text:style-name="T10">do text if test.total</text:span></text:p></office:annotation></text:span><text:span text:style-name="T9">Composite: </text:span><text:span text:style-name="T9"><text:conditional-text text:condition="ooow:True" text:string-value-if-true="&quot;test.total&quot;" text:string-value-if-false="">test.total</text:conditional-text></text:span></text:p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ambria1" svg:font-family="Cambria" style:font-family-generic="roman"/>
    <style:font-face style:name="Ubuntu" svg:font-family="Ubuntu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fo:keep-with-next="always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4.9898in"/>
          <style:tab-stop style:position="7.452in" style:type="right"/>
        </style:tab-stops>
      </style:paragraph-properties>
      <style:text-properties style:font-name="Cambria1" fo:font-size="8pt" style:font-size-asian="8pt" style:font-size-complex="8pt"/>
    </style:style>
    <style:style style:name="MT1" style:family="text">
      <style:text-properties style:text-underline-style="solid" style:text-underline-width="auto" style:text-underline-color="font-color"/>
    </style:style>
    <style:style style:name="MT2" style:family="text">
      <style:text-properties style:text-underline-style="none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.1598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in" fo:margin-bottom="0.7201in" fo:margin-left="0.5in" fo:margin-right="0.5in" style:writing-mode="lr-tb" style:layout-grid-color="#c0c0c0" style:layout-grid-lines="81" style:layout-grid-base-height="0.122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25in" fo:margin-bottom="0.8201in" fo:margin-left="0.6in" fo:margin-right="1in" style:writing-mode="lr-tb" style:layout-grid-color="#c0c0c0" style:layout-grid-lines="81" style:layout-grid-base-height="0.122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width="7.5in" svg:height="0.7929in" draw:z-index="1"><draw:image xlink:href="Pictures/100000000000030700000052BB40064F.png" xlink:type="simple" xlink:show="embed" xlink:actuate="onLoad"/></draw:frame><draw:frame draw:style-name="Mfr2" draw:name="graphics1" text:anchor-type="paragraph" svg:x="0.6717in" svg:y="9.3744in" svg:width="1.9591in" svg:height="0.3862in" draw:z-index="3"><draw:image xlink:href="Pictures/1000000000000289000000A48FA8FE0F.jpg" xlink:type="simple" xlink:show="embed" xlink:actuate="onLoad"/></draw:frame></text:p>
      </style:header>
      <style:footer>
        <text:p text:style-name="MP1">Signature<text:span text:style-name="MT1">_________________________________________________</text:span><text:span text:style-name="MT2"><text:tab/><text:tab/>Date: </text:span><text:span text:style-name="MT2"><text:conditional-text text:condition="ooow:True" text:string-value-if-true="date" text:string-value-if-false="">date</text:conditional-tex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nburgos</meta:initial-creator>
    <meta:creation-date>2010-11-17T15:47:00</meta:creation-date>
    <dc:creator>David </dc:creator>
    <dc:date>2011-05-12T10:29:08</dc:date>
    <meta:print-date>2011-02-08T15:48:47.46</meta:print-date>
    <meta:editing-cycles>91</meta:editing-cycles>
    <meta:editing-duration>P2DT21H38M25S</meta:editing-duration>
    <meta:generator>LibreOffice/3.3$Unix LibreOffice_project/330m19$Build-202</meta:generator>
    <meta:printed-by>Noemi  Burgos</meta:printed-by>
    <meta:document-statistic meta:table-count="1" meta:image-count="2" meta:object-count="0" meta:page-count="2" meta:paragraph-count="44" meta:word-count="112" meta:character-count="1053"/>
    <meta:user-defined meta:name="Info 1"/>
    <meta:user-defined meta:name="Info 2"/>
    <meta:user-defined meta:name="Info 3"/>
    <meta:user-defined meta:name="Info 4"/>
  </office:meta>
</office:document-meta>
</file>